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2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24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F211:Sheet1.CH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number-columns-repeated="2" table:default-cell-style-name="ce298"/>
        <table:table-column table:style-name="co4" table:number-columns-repeated="431" table:default-cell-style-name="Default"/>
        <table:table-row table:style-name="ro1">
          <table:table-cell/>
          <table:table-cell office:value-type="string" calcext:value-type="string">
            <text:p>#comment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Bmth</text:p>
          </table:table-cell>
          <table:table-cell table:number-columns-repeated="431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S&amp;Dso1</text:p>
          </table:table-cell>
          <table:table-cell table:style-name="Default"/>
          <table:table-cell table:style-name="ce226" office:value-type="string" calcext:value-type="string">
            <text:p>observer 71B</text:p>
          </table:table-cell>
          <table:table-cell table:number-columns-repeated="431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 table:number-columns-repeated="434"/>
        </table:table-row>
        <table:table-row-group>
          <table:table-row table:style-name="ro1">
            <table:table-cell table:style-name="ce209" office:value-type="string" calcext:value-type="string">
              <text:p>#path</text:p>
            </table:table-cell>
            <table:table-cell/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BmthObs</text:p>
            </table:table-cell>
            <table:table-cell table:number-columns-repeated="431"/>
          </table:table-row>
        </table:table-row-group>
        <table:table-row table:style-name="ro1">
          <table:table-cell table:style-name="ce209" office:value-type="string" calcext:value-type="string">
            <text:p>#consist</text:p>
          </table:table-cell>
          <table:table-cell/>
          <table:table-cell table:style-name="Excel_20_Built-in_20_Normal" office:value-type="string" calcext:value-type="string">
            <text:p>chd_2P_40563CW_LE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/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9:35$create=00:04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/>
          <table:table-cell table:style-name="ce299" table:number-columns-repeated="2"/>
          <table:table-cell table:number-columns-repeated="431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/>
          <table:table-cell table:style-name="ce300" table:number-columns-repeated="2"/>
          <table:table-cell table:number-columns-repeated="431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/>
          <table:table-cell table:style-name="ce299" table:number-columns-repeated="2"/>
          <table:table-cell table:number-columns-repeated="431"/>
        </table:table-row>
        <table:table-row table:style-name="ro1">
          <table:table-cell table:style-name="Default" table:number-columns-repeated="4"/>
          <table:table-cell table:number-columns-repeated="431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433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number-columns-repeated="433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433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43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433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3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433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433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433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433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433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434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434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434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434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arehamGoods</text:p>
          </table:table-cell>
          <table:table-cell/>
          <table:table-cell table:style-name="ce299" table:number-columns-repeated="2"/>
          <table:table-cell table:number-columns-repeated="431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433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433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433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434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incanton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incanton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ole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ole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EvercreechJct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EvercreechJct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EvercreechJct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EvercreechNew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EvercreechNew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heptonMallet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heptonMallet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asbury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inegar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inegar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hilcompton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hilcompton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idsomerNorton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idsomerNorton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dstock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dstock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hoscombeSinglehillHalt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ellow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ellow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idfo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athGreenPark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athGreenPark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athloco71G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BathMidland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DockSiding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olliery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ineralLoading</text:p>
          </table:table-cell>
          <table:table-cell table:number-columns-repeated="434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/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number-columns-repeated="431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/>
          <table:table-cell table:style-name="Excel_20_Built-in_20_Normal"/>
          <table:table-cell table:number-columns-repeated="432"/>
        </table:table-row>
        <table:table-row table:style-name="ro2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3 add somerset dorset trains NfI4 has SD stations</text:p>
          </table:table-cell>
          <table:table-cell table:number-columns-repeated="2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244" table:number-columns-repeated="431"/>
        </table:table-row>
        <table:table-row table:style-name="ro1" table:number-rows-repeated="1048364">
          <table:table-cell table:number-columns-repeated="435"/>
        </table:table-row>
        <table:table-row table:style-name="ro1">
          <table:table-cell table:number-columns-repeated="4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.00.0000</text:date>, <text:time style:data-style-name="N2" text:time-value="17:25:26.1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11-08T17:27:31.305000000</dc:date>
    <meta:editing-duration>P14DT4H18M49S</meta:editing-duration>
    <meta:editing-cycles>530</meta:editing-cycles>
    <meta:generator>LibreOffice/6.2.8.2$Windows_X86_64 LibreOffice_project/f82ddfca21ebc1e222a662a32b25c0c9d20169ee</meta:generator>
    <meta:document-statistic meta:table-count="1" meta:cell-count="2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F211:Sheet1.CH21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F211:Sheet1.CH2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